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Contare quanti iscritti ci sono stati ogni anno</text:p>
      <text:p text:style-name="Standard">SELECT </text:p>
      <text:p text:style-name="Standard">YEAR(enrolment_date) AS year,</text:p>
      <text:p text:style-name="Standard">COUNT(id) AS enrolments</text:p>
      <text:p text:style-name="Standard">FROM students</text:p>
      <text:p text:style-name="Standard">GROUP BY year</text:p>
      <text:p text:style-name="Standard"/>
      <text:p text:style-name="Standard"/>
      <text:p text:style-name="Standard">-- 2. Contare gli insegnanti che hanno l'ufficio nello stesso edificio</text:p>
      <text:p text:style-name="Standard">SELECT </text:p>
      <text:p text:style-name="Standard">CONVERT(office_number, SIGNED) AS office_number <text:s/>,</text:p>
      <text:p text:style-name="Standard">COUNT(office_number) AS teachers</text:p>
      <text:p text:style-name="Standard">FROM teachers </text:p>
      <text:p text:style-name="Standard">GROUP BY office_number </text:p>
      <text:p text:style-name="Standard">ORDER BY office_number </text:p>
      <text:p text:style-name="Standard"/>
      <text:p text:style-name="Standard"/>
      <text:p text:style-name="Standard">-- 3. Calcolare la media dei voti di ogni appello d'esame</text:p>
      <text:p text:style-name="Standard">SELECT </text:p>
      <text:p text:style-name="Standard">exam_id, </text:p>
      <text:p text:style-name="Standard">AVG(vote) AS average_vote</text:p>
      <text:p text:style-name="Standard">FROM exam_student</text:p>
      <text:p text:style-name="Standard">GROUP BY exam_id </text:p>
      <text:p text:style-name="Standard"/>
      <text:p text:style-name="Standard"/>
      <text:p text:style-name="Standard">-- 4. Contare quanti corsi di laurea ci sono per ogni dipartimento</text:p>
      <text:p text:style-name="Standard">SELECT </text:p>
      <text:p text:style-name="Standard">department_id, </text:p>
      <text:p text:style-name="Standard">COUNT(id) courses</text:p>
      <text:p text:style-name="Standard">FROM degrees </text:p>
      <text:p text:style-name="Standard">GROUP BY department_id</text:p>
      <text:p text:style-name="Standard"/>
      <text:p text:style-name="Standard"/>
      <text:p text:style-name="Standard">-- 1. Selezionare tutti gli studenti iscritti al Corso di Laurea in Economia</text:p>
      <text:p text:style-name="Standard">SELECT </text:p>
      <text:p text:style-name="Standard">students.id AS student_id,</text:p>
      <text:p text:style-name="Standard">students.name AS student_name,</text:p>
      <text:p text:style-name="Standard">students.surname AS student_surname,</text:p>
      <text:p text:style-name="Standard">students.degree_id,</text:p>
      <text:p text:style-name="Standard">degrees.name AS degree_name</text:p>
      <text:p text:style-name="Standard">FROM students</text:p>
      <text:p text:style-name="Standard">JOIN degrees ON degrees.id = students.degree_id </text:p>
      <text:p text:style-name="Standard">WHERE degrees.name = "Corso di Laurea in Economia" </text:p>
      <text:p text:style-name="Standard"/>
      <text:p text:style-name="Standard"/>
      <text:p text:style-name="Standard">-- 2. Selezionare tutti i Corsi di Laurea Magistrale del Dipartimento di Neuroscienze</text:p>
      <text:p text:style-name="Standard">SELECT </text:p>
      <text:p text:style-name="Standard">degrees.id AS degree_id,</text:p>
      <text:p text:style-name="Standard">degrees.name AS degree_name,</text:p>
      <text:p text:style-name="Standard">degrees.level AS degree_level,</text:p>
      <text:p text:style-name="Standard">departments.id AS department_id,</text:p>
      <text:p text:style-name="Standard">departments.name AS department_name</text:p>
      <text:p text:style-name="Standard"><text:soft-page-break/>FROM degrees </text:p>
      <text:p text:style-name="Standard">JOIN departments ON departments.id = degrees.department_id </text:p>
      <text:p text:style-name="Standard">WHERE level = "Magistrale"</text:p>
      <text:p text:style-name="Standard">AND departments.name = "Dipartimento di Neuroscienze"</text:p>
      <text:p text:style-name="Standard"/>
      <text:p text:style-name="Standard"/>
      <text:p text:style-name="Standard">-- 3. Selezionare tutti i corsi in cui insegna Fulvio Amato (id=44)</text:p>
      <text:p text:style-name="Standard">SELECT </text:p>
      <text:p text:style-name="Standard">course_id,</text:p>
      <text:p text:style-name="Standard">courses.name AS course_name,</text:p>
      <text:p text:style-name="Standard">description AS course_description</text:p>
      <text:p text:style-name="Standard">FROM course_teacher</text:p>
      <text:p text:style-name="Standard">JOIN courses ON courses.id = course_teacher.course_id </text:p>
      <text:p text:style-name="Standard">WHERE course_teacher.teacher_id = 44</text:p>
      <text:p text:style-name="Standard"/>
      <text:p text:style-name="Standard"/>
      <text:p text:style-name="Standard"/>
      <text:p text:style-name="Standard">-- 4. Selezionare tutti gli studenti con i dati relativi al corso di laurea a cui sono iscritti </text:p>
      <text:p text:style-name="Standard">-- e il relativo dipartimento, in ordine alfabetico per cognome e nome</text:p>
      <text:p text:style-name="Standard">SELECT *</text:p>
      <text:p text:style-name="Standard">FROM students</text:p>
      <text:p text:style-name="Standard">JOIN degrees ON degrees.id = students.degree_id</text:p>
      <text:p text:style-name="Standard">JOIN departments ON departments.id = degrees.department_id </text:p>
      <text:p text:style-name="Standard">ORDER BY surname, students.name</text:p>
      <text:p text:style-name="Standard"/>
      <text:p text:style-name="Standard"/>
      <text:p text:style-name="Standard"/>
      <text:p text:style-name="Standard">-- 5. Selezionare tutti i corsi di laurea con i relativi corsi e insegnanti</text:p>
      <text:p text:style-name="Standard">SELECT *</text:p>
      <text:p text:style-name="Standard">FROM degrees</text:p>
      <text:p text:style-name="Standard">JOIN courses ON courses.degree_id <text:s/>= degrees.id </text:p>
      <text:p text:style-name="Standard">JOIN course_teacher ON course_teacher.course_id = courses.id</text:p>
      <text:p text:style-name="Standard">JOIN teachers ON teachers.id = course_teacher.teacher_id </text:p>
      <text:p text:style-name="Standard">ORDER BY degrees.id, courses.id, teachers.id</text:p>
      <text:p text:style-name="Standard"/>
      <text:p text:style-name="Standard"/>
      <text:p text:style-name="Standard"/>
      <text:p text:style-name="Standard">-- 6. Selezionare tutti i docenti che insegnano nel Dipartimento di Matematica (54)</text:p>
      <text:p text:style-name="Standard">SELECT </text:p>
      <text:p text:style-name="Standard">DISTINCT teachers.id AS teacher_id,</text:p>
      <text:p text:style-name="Standard">teachers.name AS teacher_name,</text:p>
      <text:p text:style-name="Standard">teachers.surname AS teacher_surname,</text:p>
      <text:p text:style-name="Standard">departments.id AS department_id,</text:p>
      <text:p text:style-name="Standard">departments.name AS department_name</text:p>
      <text:p text:style-name="Standard">FROM teachers</text:p>
      <text:p text:style-name="Standard">JOIN course_teacher ON course_teacher.teacher_id = teachers.id</text:p>
      <text:p text:style-name="Standard">JOIN courses ON courses.id = course_teacher.course_id</text:p>
      <text:p text:style-name="Standard">JOIN degrees ON degrees.id = courses.degree_id </text:p>
      <text:p text:style-name="Standard">JOIN departments ON departments.id = degrees.department_id </text:p>
      <text:p text:style-name="Standard">WHERE departments.name = "Dipartimento di Matematica"</text:p>
      <text:p text:style-name="Standard">ORDER BY teachers.id</text:p>
      <text:p text:style-name="Standard"/>
      <text:p text:style-name="Standard"><text:soft-page-break/></text:p>
      <text:p text:style-name="Standard"/>
      <text:p text:style-name="Standard">-- 7. BONUS: Selezionare per ogni studente quanti tentativi d’esame ha sostenuto per superare ciascuno dei suoi esami</text:p>
      <text:p text:style-name="Standard">SELECT student_id , course_id, COUNT(course_id) AS attempts</text:p>
      <text:p text:style-name="Standard">FROM exam_student es </text:p>
      <text:p text:style-name="Standard">JOIN exams e ON e.id = es.exam_id </text:p>
      <text:p text:style-name="Standard">JOIN courses c ON c.id = e.course_id </text:p>
      <text:p text:style-name="Standard">GROUP BY student_id , course_id</text:p>
      <text:p text:style-name="Standard">ORDER BY student_id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8:40:57.343862971</meta:creation-date>
    <dc:date>2023-08-31T18:41:33.572198245</dc:date>
    <meta:editing-duration>PT36S</meta:editing-duration>
    <meta:editing-cycles>1</meta:editing-cycles>
    <meta:document-statistic meta:table-count="0" meta:image-count="0" meta:object-count="0" meta:page-count="3" meta:paragraph-count="89" meta:word-count="420" meta:character-count="3120" meta:non-whitespace-character-count="2757"/>
    <meta:generator>LibreOffice/7.3.7.2$Linux_X86_64 LibreOffice_project/30$Build-2</meta:generator>
  </office:meta>
</office:document-meta>
</file>